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13bd" officeooo:paragraph-rsid="000913bd"/>
    </style:style>
    <style:style style:name="P2" style:family="paragraph" style:parent-style-name="Standard">
      <style:paragraph-properties fo:line-height="200%"/>
      <style:text-properties officeooo:rsid="000913bd" officeooo:paragraph-rsid="000913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servations of a User Experience Test</text:p>
      <text:p text:style-name="P1">Kyle Chipps</text:p>
      <text:p text:style-name="P1">David Eduardo Charles Martinez</text:p>
      <text:p text:style-name="P1">Paulo Sergio Dos Santos Araujo</text:p>
      <text:p text:style-name="P1"/>
      <text:p text:style-name="P2"><text:tab/>There was two parts to the User Experience Test, the first was to find the Western Digital Red 2 TB Hard Drive and purchase 40 of them. <text:s/>The second task was to find and purchase a motherboard that was capiable of putting two GeForce GTX 980's in SLI. <text:s/>The tasks were quite simple, and were probably going to be easy for experienced users. <text:s/>The websites in question were tigerdirect.com, amazon.com and newegg.com. <text:s/></text:p>
      <text:p text:style-name="P2"><text:tab/>The first website, Tiger Direct was the most difficult. <text:s/>It took the most time and had very little technical information. <text:s/>Some complaints by the user was that the screen seemed cluttered. <text:s/>The interface was difficult to get used to, and at the time of the writing, the site wasn't even functioning. <text:s/></text:p>
      <text:p text:style-name="P2"><text:tab/>The second website was Amazon. <text:s/>The user believed Amazon provided a nice search tool, with great ways to compare prices. <text:s/>However there were technical details missing from Amazons site. <text:s/>Which made the user not sure about if the parts were going to be correct or not. <text:s/>Barring that, this site had the best prices, even for the same hardware.</text:p>
      <text:p text:style-name="P2"><text:tab/>The last site was Newegg. <text:s/>This site provided the most details and best reviews than the other two sites. <text:s/>The user was the most experienced with this site, and found what they needed the quickest. <text:s/>However the prices for this site were more than Amazon, and on par with Tiger Direct. <text:s/></text:p>
      <text:p text:style-name="P2"><text:tab/>Upon conclusion the sites rank were Newegg and Amazon tying for first, and Tiger Direct second. <text:s/>The user concluded that they need to shop on Newegg and purchase from Amaz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golyok </meta:initial-creator>
    <meta:creation-date>2014-11-30T20:12:17.312507971</meta:creation-date>
    <dc:date>2014-11-30T20:24:48.415656245</dc:date>
    <dc:creator>ugolyok </dc:creator>
    <meta:editing-duration>P0D</meta:editing-duration>
    <meta:editing-cycles>1</meta:editing-cycles>
    <meta:document-statistic meta:table-count="0" meta:image-count="0" meta:object-count="0" meta:page-count="1" meta:paragraph-count="9" meta:word-count="280" meta:character-count="1631" meta:non-whitespace-character-count="1335"/>
    <meta:generator>LibreOffice/4.2.7.2$Linux_X86_64 LibreOffice_project/420m0$Build-2</meta:generator>
  </office:meta>
</office:document-meta>
</file>